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c5da" officeooo:paragraph-rsid="001dc5da"/>
    </style:style>
    <style:style style:name="P2" style:family="paragraph" style:parent-style-name="Title">
      <style:text-properties officeooo:rsid="001dc5da" officeooo:paragraph-rsid="001dc5da"/>
    </style:style>
    <style:style style:name="P3" style:family="paragraph" style:parent-style-name="Heading_20_1">
      <style:text-properties officeooo:rsid="001dc5da" officeooo:paragraph-rsid="001dc5da"/>
    </style:style>
    <style:style style:name="P4" style:family="paragraph" style:parent-style-name="Heading_20_1">
      <style:text-properties officeooo:rsid="001dc5da" officeooo:paragraph-rsid="001fab42"/>
    </style:style>
    <style:style style:name="P5" style:family="paragraph" style:parent-style-name="Heading_20_2">
      <style:text-properties officeooo:paragraph-rsid="00289c3d"/>
    </style:style>
    <style:style style:name="P6" style:family="paragraph" style:parent-style-name="Text_20_body">
      <style:text-properties officeooo:rsid="001dc5da" officeooo:paragraph-rsid="001dc5da"/>
    </style:style>
    <style:style style:name="P7" style:family="paragraph" style:parent-style-name="Text_20_body">
      <style:text-properties officeooo:rsid="0020e851" officeooo:paragraph-rsid="0020e851"/>
    </style:style>
    <style:style style:name="P8" style:family="paragraph" style:parent-style-name="Text_20_body">
      <style:text-properties officeooo:rsid="00215d0f" officeooo:paragraph-rsid="00215d0f"/>
    </style:style>
    <style:style style:name="P9" style:family="paragraph" style:parent-style-name="Text_20_body">
      <style:text-properties officeooo:rsid="0022c2cd" officeooo:paragraph-rsid="0022c2cd"/>
    </style:style>
    <style:style style:name="P10" style:family="paragraph" style:parent-style-name="Text_20_body">
      <style:text-properties officeooo:rsid="0022c2cd" officeooo:paragraph-rsid="00289c3d"/>
    </style:style>
    <style:style style:name="P11" style:family="paragraph" style:parent-style-name="Text_20_body">
      <style:text-properties officeooo:rsid="002709b0" officeooo:paragraph-rsid="002709b0"/>
    </style:style>
    <style:style style:name="P12" style:family="paragraph" style:parent-style-name="Text_20_body">
      <style:text-properties officeooo:rsid="002808e2" officeooo:paragraph-rsid="002808e2"/>
    </style:style>
    <style:style style:name="T1" style:family="text">
      <style:text-properties officeooo:rsid="001fab42"/>
    </style:style>
    <style:style style:name="T2" style:family="text">
      <style:text-properties officeooo:rsid="0022d111"/>
    </style:style>
    <style:style style:name="T3" style:family="text">
      <style:text-properties officeooo:rsid="00289c3d"/>
    </style:style>
    <style:style style:name="T4" style:family="text">
      <style:text-properties style:font-name="Liberation Sans" fo:font-size="16.1000003814697pt" fo:font-weight="bold" officeooo:rsid="00289c3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a3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officeooo:rsid="002a33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ifenkiste 1</text:p>
      <text:p text:style-name="Subtitle">The Connected</text:p>
      <text:p text:style-name="Text_20_body"/>
      <text:p text:style-name="P1">Development tracker</text:p>
      <text:p text:style-name="P1">Describes the different version of the git repo.</text:p>
      <text:p text:style-name="P1"/>
      <text:h text:style-name="P4" text:outline-level="1"><text:span text:style-name="T1">Directory setup:</text:span></text:h>
      <text:h text:style-name="Heading_20_2" text:outline-level="2">Build script</text:h>
      <text:p text:style-name="P7">The project directory contains a script all_build.sh which can be called with the <text:s/>parameters:</text:p>
      <text:p text:style-name="P7">parameter 1:</text:p>
      <text:p text:style-name="P7">clear_all: this deletes the ecexutables and the build directory and rebuilds the entire project</text:p>
      <text:p text:style-name="P7">parameter 2:</text:p>
      <text:p text:style-name="P7">1: this runs pc_main.exe after build</text:p>
      <text:p text:style-name="P7">2: this runs rpi4.exe after build</text:p>
      <text:p text:style-name="P7">3: this runs both</text:p>
      <text:h text:style-name="Heading_20_2" text:outline-level="2">Code directories:</text:h>
      <text:p text:style-name="P8">libraries:<text:tab/>contains all libraries, their unit tests, and the cmake file to build all libraries</text:p>
      <text:p text:style-name="P8">pc_cockpit:<text:tab/>contains the code for the cockpit and the cmake file</text:p>
      <text:p text:style-name="P8">rpi4:<text:tab/><text:tab/>contains the code for the rpi4 and the cmake file</text:p>
      <text:h text:style-name="Heading_20_2" text:outline-level="2">Other directories:</text:h>
      <text:p text:style-name="P9">docu:<text:tab/><text:tab/>contains at least this document</text:p>
      <text:p text:style-name="P9">lib:<text:tab/><text:tab/>the target directory for the lib build, contains all lib <text:span text:style-name="T2">so files</text:span></text:p>
      <text:p text:style-name="P11">unit_tests:<text:tab/>contains all unit text executables</text:p>
      <text:p text:style-name="P12">build:<text:tab/><text:tab/>used to build the project, call cmake from there</text:p>
      <text:h text:style-name="P5" text:outline-level="2"><text:span text:style-name="T5">Executables</text:span>:</text:h>
      <text:p text:style-name="P10"><text:span text:style-name="T6">Project directory</text:span>:<text:tab/><text:span text:style-name="T6">the exe for the pc_cockpit and rpi4 will be placed here</text:span></text:p>
      <text:h text:style-name="P3" text:outline-level="1"><text:soft-page-break/>Version 1:</text:h>
      <text:p text:style-name="P1">The first version establishes the directory structure for the PC Platform, RPI4 and the libraries, the cmake files, a first working camera sensor which passes camera messages on to the cockpit which display th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3T18:22:34.579724569</meta:creation-date>
    <dc:date>2020-01-13T20:27:23.320900565</dc:date>
    <meta:editing-duration>PT13M58S</meta:editing-duration>
    <meta:editing-cycles>13</meta:editing-cycles>
    <meta:generator>LibreOffice/6.3.3.2$Linux_X86_64 LibreOffice_project/30$Build-2</meta:generator>
    <meta:document-statistic meta:table-count="0" meta:image-count="0" meta:object-count="0" meta:page-count="2" meta:paragraph-count="26" meta:word-count="192" meta:character-count="1188" meta:non-whitespace-character-count="1017"/>
  </office:meta>
</office:document-meta>
</file>